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00000000C83219F6C7E893AB6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Heading_20_2">
      <style:text-properties officeooo:rsid="000356bc" officeooo:paragraph-rsid="000356bc"/>
    </style:style>
    <style:style style:name="P7" style:family="paragraph" style:parent-style-name="Text_20_body">
      <style:text-properties officeooo:rsid="000356bc" officeooo:paragraph-rsid="000356bc"/>
    </style:style>
    <style:style style:name="P8" style:family="paragraph" style:parent-style-name="Text_20_body">
      <style:text-properties officeooo:paragraph-rsid="000356bc"/>
    </style:style>
    <style:style style:name="T1" style:family="text">
      <style:text-properties officeooo:rsid="006ae128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6edb" style:font-size-asian="10.5pt"/>
    </style:style>
    <style:style style:name="T4" style:family="text">
      <style:text-properties style:font-name="Fabrikat" fo:font-size="13pt" officeooo:rsid="000b2ba5" style:font-size-asian="10.5pt"/>
    </style:style>
    <style:style style:name="T5" style:family="text">
      <style:text-properties style:font-name="Fabrikat" fo:font-size="13pt" officeooo:rsid="000356bc" style:font-size-asian="10.5pt"/>
    </style:style>
    <style:style style:name="T6" style:family="text">
      <style:text-properties officeooo:rsid="003b54cc"/>
    </style:style>
    <style:style style:name="T7" style:family="text">
      <style:text-properties officeooo:rsid="0012abe4"/>
    </style:style>
    <style:style style:name="T8" style:family="text">
      <style:text-properties officeooo:rsid="0037e73e"/>
    </style:style>
    <style:style style:name="T9" style:family="text">
      <style:text-properties officeooo:rsid="000356bc"/>
    </style:style>
    <style:style style:name="T10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rabajo Practico 1</text:p>
      <text:p text:style-name="P7">La entrega de este TP será en el Campus Bimodal en un archivo de tipo PDF.</text:p>
      <text:p text:style-name="P7">Las respuestas deben estar debidamente respaldadas con las citas bibliográfica necesarias para respaldar las afirmaciones realizadas.</text:p>
      <text:h text:style-name="P6" text:outline-level="2">Punto 1</text:h>
      <text:p text:style-name="P7">Investigar sobre los procesos de fabricación de semiconductores y asociarlo a la Ley de Moore, justificando por qué se dice que a dicha ley le queda poco tiempo funcionando de la misma manera como lo ha hecho anteriormente.</text:p>
      <text:h text:style-name="P6" text:outline-level="2">Punto 2</text:h>
      <text:p text:style-name="P8">¿Qué otros personajes históricos de la Informática les parece que deberían estar en la lista <text:span text:style-name="T9">vista en clase</text:span>? ¿Por qué? Le sugerimos que lea Kernighan, Ritchie, Thompson, Stroustroup, Torvalds, Stallman, por mencionar a algunos.</text:p>
      <text:h text:style-name="Heading_20_2" text:outline-level="2">Punto 3</text:h>
      <text:p text:style-name="Text_20_body">Lea atentamente los siguientes artículos a la luz del <text:a xlink:type="simple" xlink:href="https://www.acm.org/about-acm/code-of-ethics-in-spanish" text:style-name="Internet_20_link" text:visited-style-name="Visited_20_Internet_20_Link">Código de Ética Profesional de ACM</text:a> (Gotterbarn et al., 1997), indique su reflexión por artículo y en general:</text:p>
      <text:list xml:id="list2797712469" text:style-name="Numbering_20_IVX">
        <text:list-item>
          <text:p text:style-name="Romanos">Google kills 'Project Dragonfly' China search engine project / Boing Boing (Jardin, 2019) - <text:a xlink:type="simple" xlink:href="https://boingboing.net/2019/07/17/google-kills-project-dragonf.html" text:style-name="Internet_20_link" text:visited-style-name="Visited_20_Internet_20_Link">https://boingboing.net/2019/07/17/google-kills-project-dragonf.html</text:a></text:p>
        </text:list-item>
        <text:list-item>
          <text:p text:style-name="Romanos">I Quit Google Over Its Censored Chinese Search Engine (Poulson December 1 2018 &amp; P.m, s. f.) - <text:a xlink:type="simple" xlink:href="https://theintercept.com/2018/12/01/google-china-censorship-human-rights/" text:style-name="Internet_20_link" text:visited-style-name="Visited_20_Internet_20_Link">https://theintercept.com/2018/12/01/google-china-censorship-human-rights/</text:a> </text:p>
        </text:list-item>
        <text:list-item>
          <text:p text:style-name="Romanos">Why Google Is Suddenly Obsessed With Your Photos - The Ringer (Luckerson, 2017) - <text:a xlink:type="simple" xlink:href="https://www.theringer.com/2017/5/25/16043842/google-photos-data-collection-e8578b3256e0" text:style-name="Internet_20_link" text:visited-style-name="Visited_20_Internet_20_Link">https://www.theringer.com/2017/5/25/16043842/google-photos-data-collection-e8578b3256e0</text:a></text:p>
        </text:list-item>
        <text:list-item>
          <text:p text:style-name="Romanos">Google Fotos dice adiós al almacenamiento gratuito de fotos y videos (Google Foto<text:span text:style-name="T9">s </text:span>dice adiós al almacenamiento gratuito de fotos y videos, 2020) - <text:a xlink:type="simple" xlink:href="https://hipertextual.com/2020/11/google-fotos-videos-gratis-drive" text:style-name="Internet_20_link" text:visited-style-name="Visited_20_Internet_20_Link">https://hipertextual.com/2020/11/google-fotos-videos-gratis-drive</text:a> </text:p>
        </text:list-item>
        <text:list-item>
          <text:p text:style-name="Romanos">Microsoft Has A Software Quality Problem – Thurrott.com («Microsoft Has A Software Quality Problem», 2018) - <text:a xlink:type="simple" xlink:href="https://www.thurrott.com/windows/windows-10/187407/microsoft-has-a-software-quality-problem" text:style-name="Internet_20_link" text:visited-style-name="Visited_20_Internet_20_Link">https://www.thurrott.com/windows/windows-10/187407/microsoft-has-a-software-quality-problem</text:a> </text:p>
        </text:list-item>
      </text:list>
      <text:h text:style-name="Heading_20_2" text:outline-level="2"><text:soft-page-break/>Punto 4</text:h>
      <text:p text:style-name="P7">¿Le cambiaría algo al <text:a xlink:type="simple" xlink:href="https://www.acm.org/about-acm/code-of-ethics-in-spanish" text:style-name="Internet_20_link" text:visited-style-name="Visited_20_Internet_20_Link">Código de Ética Profesional de ACM</text:a> (Gotterbarn et al., 1997)? ¿Qué?¿Por qué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Droid Sans Mono" fo:font-family="'Droid Sans Mono'" style:font-style-name="Italic" style:font-family-generic="swiss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  <style:text-properties style:font-name="Droid Sans Mono1" fo:font-family="'Droid Sans Mono'" style:font-style-name="Regular" style:font-family-generic="swiss" style:font-pitch="fixed" fo:font-size="10pt" fo:font-style="normal" fo:font-weight="normal" style:font-weight-asian="normal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Romanos" style:family="paragraph" style:parent-style-name="List_20_Contents" style:list-style-name="Numbering_20_IVX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Figure" style:family="paragraph" style:parent-style-name="Caption" style:class="extra"/>
    <style:style style:name="Meme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0356bc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0356bc" style:font-size-asian="10.5pt"/>
    </style:style>
    <style:style style:name="MT4" style:family="text">
      <style:text-properties style:font-name="Fabrikat" fo:font-size="13pt" officeooo:rsid="000b2ba5" style:font-size-asian="10.5pt"/>
    </style:style>
    <style:style style:name="MT5" style:family="text">
      <style:text-properties officeooo:rsid="003b54cc"/>
    </style:style>
    <style:style style:name="MT6" style:family="text">
      <style:text-properties officeooo:rsid="0012abe4"/>
    </style:style>
    <style:style style:name="MT7" style:family="text">
      <style:text-properties officeooo:rsid="0037e73e"/>
    </style:style>
    <style:style style:name="MT8" style:family="text"/>
    <style:style style:name="MT9" style:family="text">
      <style:text-properties officeooo:rsid="006ae128"/>
    </style:style>
    <style:style style:name="MT10" style:family="text">
      <style:text-properties style:font-name="Fabrikat" fo:font-size="13pt" officeooo:rsid="00176edb" style:font-size-asian="10.5pt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1"><draw:image xlink:href="Pictures/1000000100000500000000C83219F6C7E893AB6A.png" xlink:type="simple" xlink:show="embed" xlink:actuate="onLoad" draw:mime-type="image/png"/></draw:frame><text:tab/><text:tab/><text:span text:style-name="MT1">Introducción a la Ingeniería </text:span></text:p>
        <text:p text:style-name="MP2"><text:span text:style-name="MT2"><text:tab/><text:tab/></text:span><text:span text:style-name="MT3">en Computación - </text:span><text:span text:style-name="MT4"><text:date style:data-style-name="N107" text:date-value="2022-03-08T19:12:09.565589083">2022</text:date></text:span></text:p>
      </style:header>
      <style:footer>
        <text:p text:style-name="MP3"><text:span text:style-name="MT5">r</text:span><text:editing-cycles>1</text:editing-cycles>/<text:span text:style-name="MT6"><text:date style:data-style-name="N10107" text:date-value="2022-03-08T19:12:09.565882030">2022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2</text:page-number></text:span><text:span text:style-name="Fondo_20_Gris"><text:s/>de </text:span><text:span text:style-name="Fondo_20_Gris"><text:expression text:formula="ooow:page" office:value-type="float" office:value="2" style:data-style-name="N0">2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9">Módulo 5</text:span></text:p>
        <text:p text:style-name="MP2"><text:span text:style-name="MT2"><text:tab/><text:tab/></text:span><text:span text:style-name="MT10">Curso de Ingreso </text:span><text:span text:style-name="MT4"><text:date style:data-style-name="N107" text:date-value="2022-03-08T19:12:09.566853283">2022</text:date></text:span></text:p>
      </style:header>
      <style:footer>
        <text:p text:style-name="MP5"><text:span text:style-name="MT5">r</text:span><text:editing-cycles>1</text:editing-cycles>/<text:span text:style-name="MT6"><text:date style:data-style-name="N10107" text:date-value="2022-03-08T19:12:09.567091539">2022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7</text:expressio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22-03-08T19:00:28.350645323</meta:creation-date>
    <dc:date>2022-03-08T19:12:09.414528362</dc:date>
    <dc:creator>Martín René Vilugrón</dc:creator>
    <meta:editing-duration>PT1M31S</meta:editing-duration>
    <meta:editing-cycles>1</meta:editing-cycles>
    <meta:document-statistic meta:table-count="0" meta:image-count="2" meta:object-count="0" meta:page-count="2" meta:paragraph-count="22" meta:word-count="277" meta:character-count="2030" meta:non-whitespace-character-count="1765"/>
    <meta:generator>LibreOffice/7.2.5.2$Linux_X86_64 LibreOffice_project/20$Build-2</meta:generator>
  </office:meta>
</office:document-meta>
</file>